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29.8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15.69pt"/>
    </style:style>
    <style:style style:name="co4" style:family="table-column">
      <style:table-column-properties fo:break-before="auto" style:column-width="85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>
      <style:table-cell-properties fo:background-color="#cccccc"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cc0000"/>
    </style:style>
    <style:style style:name="ce3" style:family="table-cell" style:parent-style-name="Default">
      <style:table-cell-properties fo:background-color="#99ff99"/>
    </style:style>
    <style:style style:name="ce4" style:family="table-cell" style:parent-style-name="Default">
      <style:table-cell-properties fo:background-color="#ffcc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date" office:date-value="2019-01-14" calcext:value-type="date">
            <text:p>01/14/19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org.seedstack.seed.core.internal.BindingDefinition.apply(com.google.inject.Binde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g.seedstack.seed.core.internal.cli.CliPlugin.nativeUnitModule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g.seedstack.seed.core.internal.cli.CliPlugin.setup(org.seedstack.seed.core.SeedRuntim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g.seedstack.seed.core.internal.command.CommandDefinition.addArgumentField(org.seedstack.seed.command.Argument, java.lang.reflect.Fiel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g.seedstack.seed.core.internal.command.CommandDefinition.addOptionField(org.seedstack.seed.command.Option, java.lang.reflect.Fiel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g.seedstack.seed.core.internal.command.CommandModule.configure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g.seedstack.seed.core.internal.command.CommandPlugin.initialize(io.nuun.kernel.api.plugin.context.InitContext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g.seedstack.seed.core.internal.command.CommandPlugin.nativeUnitModule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g.seedstack.seed.core.internal.configuration.ApplicationImpl.configureLocalStorage(org.seedstack.seed.ApplicationConfig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g.seedstack.seed.core.internal.configuration.ConfigurationMembersInjector.injectMembers(java.lang.Object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g.seedstack.seed.core.internal.configuration.ConfigurationPlugin.detectConfigurationFiles(io.nuun.kernel.api.plugin.context.InitContext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g.seedstack.seed.core.internal.configuration.ConfigurationPlugin.detectKernelParamConfig(io.nuun.kernel.api.plugin.context.InitContext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g.seedstack.seed.core.internal.configuration.ConfigurationPlugin.detectSystemPropertiesConfig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g.seedstack.seed.core.internal.configuration.ConfigurationPlugin.isJacksonResource(java.lang.String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g.seedstack.seed.core.internal.configuration.ConfigurationPlugin.isOverrideResource(java.lang.String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g.seedstack.seed.core.internal.configuration.ConfigurationPlugin.isPropertiesResource(java.lang.String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g.seedstack.seed.core.internal.configuration.ConfigurationPlugin.start(io.nuun.kernel.api.plugin.context.Context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g.seedstack.seed.core.internal.configuration.ConfigurationTypeListener.hear(com.google.inject.TypeLiteral, com.google.inject.spi.TypeEncounte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g.seedstack.seed.core.internal.configuration.SecureConfigurationProcessor.isPotentialPassword(org.seedstack.coffig.node.NamedNod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g.seedstack.seed.core.internal.configuration.SecureConfigurationProcessor.process(org.seedstack.coffig.node.MapNod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g.seedstack.seed.core.internal.CorePlugin.detectBindings(io.nuun.kernel.api.plugin.context.InitContext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g.seedstack.seed.core.internal.crypto.CryptoModule.configure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g.seedstack.seed.core.internal.crypto.CryptoPlugin.initialize(io.nuun.kernel.api.plugin.context.InitContext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g.seedstack.seed.core.internal.crypto.CryptoPlugin.nativeUnitModule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g.seedstack.seed.core.internal.crypto.DecryptFunction.initialize(org.seedstack.coffig.Coffig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g.seedstack.seed.core.internal.crypto.EncryptionServiceFactory.getCertificateLocation(java.lang.String) partially-test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g.seedstack.seed.core.internal.crypto.EncryptionServiceFactory.getPublicKey(java.lang.String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g.seedstack.seed.core.internal.crypto.EncryptionServiceFactory.loadCertificateFromFile(java.lang.String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g.seedstack.seed.core.internal.crypto.KeyPairConfigFactory.getAliasConfig(java.lang.String, java.lang.String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g.seedstack.seed.core.internal.crypto.KeyPairConfigFactory.getLocation(java.lang.String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g.seedstack.seed.core.internal.crypto.KeyPairConfigFactory.getQualifier(java.lang.String, java.lang.String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g.seedstack.seed.core.internal.crypto.SSLLoader.getSSLContext(java.lang.String, javax.net.ssl.KeyManager[], javax.net.ssl.TrustManager[]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g.seedstack.seed.core.internal.crypto.SSLLoader.getTrustManager(java.security.KeyStor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g.seedstack.seed.core.internal.diagnostic.DiagnosticManagerImpl.registerDiagnosticInfoCollector(java.lang.String,org.seedstack.seed.diagnostic.spi.DiagnosticInfoCollecto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g.seedstack.seed.core.internal.diagnostic.DiagnosticPlugin.start(io.nuun.kernel.api.plugin.context.Context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g.seedstack.seed.core.internal.el.ELBinder.bindELAnnotation(java.lang.Clas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g.seedstack.seed.core.internal.init.GlobalValidatorFactory.get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g.seedstack.seed.core.internal.init.KernelManager.get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g.seedstack.seed.core.internal.init.KernelManager.getApplicationName(io.nuun.kernel.api.Kernel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g.seedstack.seed.core.internal.init.ProxyManager.buildExclusions(java.lang.String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g.seedstack.seed.core.internal.init.ProxyManager.buildPasswordAuthentication(java.lang.String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g.seedstack.seed.core.internal.init.ProxyManager.buildProxy(java.lang.String, int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g.seedstack.seed.core.internal.init.ProxyManager.get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g.seedstack.seed.core.internal.init.ProxyManager.getValue(java.lang.String, java.lang.String, boolea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g.seedstack.seed.core.internal.init.ProxyManager.install(org.seedstack.seed.ProxyConfig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g.seedstack.seed.core.internal.init.ProxyManager.parseCredentials(java.lang.String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g.seedstack.seed.core.internal.init.ProxyManager.parseProxy(java.lang.String, java.lang.String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g.seedstack.seed.core.internal.jndi.ResourceTypeListener.hear(com.google.inject.TypeLiteral, com.google.inject.spi.TypeEncounte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g.seedstack.seed.core.internal.logging.LoggingModule.configure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g.seedstack.seed.core.internal.logging.LoggingPlugin.nativeUnitModule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g.seedstack.seed.core.internal.logging.LoggingTypeListener.hear(com.google.inject.TypeLiteral, com.google.inject.spi.TypeEncounte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g.seedstack.seed.core.internal.transaction.TransactionLogger.log(java.lang.String, java.lang.Object[]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g.seedstack.seed.core.internal.transaction.TransactionModule.configure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g.seedstack.seed.core.internal.validation.ConstraintValidatorSpecification.isSatisfiedBy(java.lang.Clas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g.seedstack.seed.core.internal.validation.ValidationModule.configure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g.seedstack.seed.core.internal.validation.ValidationModule.configureDynamicValidation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g.seedstack.seed.core.internal.validation.ValidationModule.enableValidationOnInjectionPoints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g.seedstack.seed.core.internal.validation.ValidationModule.isDynamicValidationSupported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g.seedstack.seed.core.internal.validation.ValidationPlugin.nativeUnitModule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g.seedstack.seed.core.internal.validation.ValidationPlugin.setup(org.seedstack.seed.core.SeedRuntim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g.seedstack.seed.core.Seed.buildBannerMessage(org.seedstack.seed.ApplicationConfig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g.seedstack.seed.core.Seed.buildWelcomeMessage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g.seedstack.seed.core.Seed.getBanner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g.seedstack.seed.core.Seed.markInitialized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g.seedstack.seed.core.SeedRuntime.checkConsistency(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g.seedstack.seed.core.SeedRuntime.contextAs(java.lang.Clas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rg.seedstack.seed.core.SeedRuntime.registerConfigurationProvider(org.seedstack.coffig.spi.ConfigurationProvider, int)</text:p>
          </table:table-cell>
          <table:table-cell table:number-columns-repeated="1023"/>
        </table:table-row>
      </table:table>
      <table:table table:name="Legend" table:style-name="ta1">
        <table:table-column table:style-name="co3" table:default-cell-style-name="Default"/>
        <table:table-row table:style-name="ro1">
          <table:table-cell table:style-name="ce2" office:value-type="string" calcext:value-type="string">
            <text:p>Red cells: Mutants killed by next iteration</text:p>
          </table:table-cell>
        </table:table-row>
        <table:table-row table:style-name="ro1">
          <table:table-cell/>
        </table:table-row>
        <table:table-row table:style-name="ro1">
          <table:table-cell table:style-name="ce3" office:value-type="string" calcext:value-type="string">
            <text:p>Green cells: New mutants surviving</text:p>
          </table:table-cell>
        </table:table-row>
        <table:table-row table:style-name="ro1">
          <table:table-cell/>
        </table:table-row>
        <table:table-row table:style-name="ro1">
          <table:table-cell table:style-name="ce4" office:value-type="string" calcext:value-type="string">
            <text:p>New mutants from previous, killed by next</text:p>
          </table:table-cell>
        </table:table-row>
      </table:table>
      <table:table table:name="Sheet3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2:Sheet1.A68">
          <table:sort>
            <table:sort-by table:field-number="0" table:data-type="automatic"/>
          </table:sort>
        </table:database-range>
        <table:database-range table:name="__Anonymous_Sheet_DB__2" table:target-range-address="Sheet3.A1:Sheet3.A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4">00/00/0000</text:date>, <text:time style:data-style-name="N2" text:time-value="11:02:52.1919128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10:04:32.176269981</meta:creation-date>
    <dc:date>2019-01-14T11:25:57.798000149</dc:date>
    <meta:editing-duration>PT2H13M5S</meta:editing-duration>
    <meta:editing-cycles>29</meta:editing-cycles>
    <meta:generator>LibreOffice/5.1.6.2$Linux_X86_64 LibreOffice_project/10m0$Build-2</meta:generator>
    <meta:document-statistic meta:table-count="3" meta:cell-count="71" meta:object-count="0"/>
  </office:meta>
</office:document-meta>
</file>